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rsid="001db34d" officeooo:paragraph-rsid="001db34d"/>
    </style:style>
    <style:style style:name="P2" style:family="paragraph" style:parent-style-name="Text_20_body">
      <style:text-properties officeooo:rsid="001db34d" officeooo:paragraph-rsid="001db34d"/>
    </style:style>
    <style:style style:name="P3" style:family="paragraph" style:parent-style-name="Text_20_body" style:list-style-name="L10">
      <style:text-properties officeooo:rsid="001db34d" officeooo:paragraph-rsid="001db34d"/>
    </style:style>
    <style:style style:name="P4" style:family="paragraph" style:parent-style-name="Text_20_body" style:list-style-name="L10">
      <style:text-properties officeooo:rsid="001db34d" officeooo:paragraph-rsid="001f9681"/>
    </style:style>
    <style:style style:name="P5" style:family="paragraph" style:parent-style-name="Text_20_body">
      <style:text-properties officeooo:rsid="001db34d" officeooo:paragraph-rsid="001f9681"/>
    </style:style>
    <style:style style:name="P6" style:family="paragraph" style:parent-style-name="Text_20_body" style:list-style-name="L11">
      <style:text-properties officeooo:rsid="001f9681" officeooo:paragraph-rsid="001f9681"/>
    </style:style>
    <style:style style:name="P7" style:family="paragraph" style:parent-style-name="Text_20_body">
      <style:text-properties officeooo:rsid="001f9f3e" officeooo:paragraph-rsid="001f9f3e"/>
    </style:style>
    <style:style style:name="P8" style:family="paragraph" style:parent-style-name="Text_20_body" style:list-style-name="L12">
      <style:text-properties officeooo:rsid="001f9f3e" officeooo:paragraph-rsid="001f9f3e"/>
    </style:style>
    <style:style style:name="T1" style:family="text">
      <style:text-properties officeooo:rsid="001f9629"/>
    </style:style>
    <style:style style:name="T2" style:family="text">
      <style:text-properties officeooo:rsid="001f968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Protocol de comunicație (draft)</text:h>
      <text:p text:style-name="P2">Stațiile conectate la sistem (în engleza peer) se împart în doua categorii, după sarcinile lor:</text:p>
      <text:p text:style-name="P2"><text:span text:style-name="T2">1. <text:s text:c="3"/></text:span>Stații speciale (în engleza ultra-peer):</text:p>
      <text:list xml:id="list2885031078920669346" text:style-name="L10">
        <text:list-item>
          <text:p text:style-name="P3"><text:span text:style-name="T1">s</text:span>unt cunoscute utilizatorilor de la început (au IP lor în fișierul de configurare al procesului).</text:p>
        </text:list-item>
        <text:list-item>
          <text:p text:style-name="P3">mențin o lista cu toate stațiile conectate la ele. Aceste stații formează un subdomeniu al aplicației.</text:p>
        </text:list-item>
        <text:list-item>
          <text:p text:style-name="P3">sunt responsabile de rezolvarea conflictelor din cadrul subdomeniului (dacă doua stații vor sa modifice în paralel același fișier)<text:span text:style-name="T3">!??</text:span></text:p>
        </text:list-item>
        <text:list-item>
          <text:p text:style-name="P4">menține legături cu alte stații speciale<text:span text:style-name="T3">!??</text:span></text:p>
        </text:list-item>
      </text:list>
      <text:p text:style-name="P5"><text:span text:style-name="T2">2. <text:s text:c="3"/>Stații obișnuite (în engleza peer):</text:span></text:p>
      <text:list xml:id="list5237581655078900405" text:style-name="L11">
        <text:list-item>
          <text:p text:style-name="P6">au conexiuni active doar cu o parte din stațiile din același subdomeniu. Au grija de stațiile cu care sunt conectate. Transmit mesaje heart beat la o perioada stabilită de timp. Dacă o stație nu primește mesaje de la o stație cu care este conectată, atunci se presupune ca stația respectiva nu mai este activa și se anunța stația specială de pe acel subdomeniu.</text:p>
        </text:list-item>
        <text:list-item>
          <text:p text:style-name="P6">Când are loc o modificare a sistemului de fișiere, stația în cauza se conectează la ultra-peer și obține de la el o lista cu toate IP-urile din subdomeniu. Apoi stația alege la întâmplare un IP din lista și ii transmite modificările. Algoritmul se reia pana ce toate stațiile au aceeași stare a sistemului de fișiere(protocol gossip: <text:a xlink:type="simple" xlink:href="https://en.wikipedia.org/wiki/Gossip_protocol" text:style-name="Internet_20_link" text:visited-style-name="Visited_20_Internet_20_Link">https://en.wikipedia.org/wiki/Gossip_protocol</text:a> ).</text:p>
        </text:list-item>
      </text:list>
      <text:p text:style-name="P7">Probleme:</text:p>
      <text:list xml:id="list9174417771242633710" text:style-name="L12">
        <text:list-item>
          <text:p text:style-name="P8">cum comunica stațiile speciale intre ele.</text:p>
        </text:list-item>
        <text:list-item>
          <text:p text:style-name="P8">cum se realizează sincronizarea intre subdomeni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AR PL New Sung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1:28:39.863356187</meta:creation-date>
    <dc:date>2015-11-01T22:05:23.501656432</dc:date>
    <meta:editing-duration>PT21M32S</meta:editing-duration>
    <meta:editing-cycles>4</meta:editing-cycles>
    <meta:generator>LibreOffice/4.3.7.2$Linux_x86 LibreOffice_project/430$Build-2</meta:generator>
    <meta:document-statistic meta:table-count="0" meta:image-count="0" meta:object-count="0" meta:page-count="1" meta:paragraph-count="13" meta:word-count="228" meta:character-count="1438" meta:non-whitespace-character-count="1225"/>
  </office:meta>
</office:document-meta>
</file>